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80000061AF4732AAE0AF0C0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2.798cm" style:rel-column-width="8729*"/>
    </style:style>
    <style:style style:name="Table1.B" style:family="table-column">
      <style:table-column-properties style:column-width="18.203cm" style:rel-column-width="56806*"/>
    </style:style>
    <style:style style:name="Table1.1" style:family="table-row">
      <style:table-row-properties style:min-row-height="2.143cm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P2" style:family="paragraph" style:parent-style-name="Frame_20_contents">
      <style:paragraph-properties fo:margin-top="0cm" fo:margin-bottom="0cm" loext:contextual-spacing="false" fo:line-height="0.45cm"/>
    </style:style>
    <style:style style:name="T1" style:family="text">
      <style:text-properties style:font-name="Ubuntu" fo:font-size="10.5pt"/>
    </style:style>
    <style:style style:name="T2" style:family="text">
      <style:text-properties style:font-name="Ubuntu" fo:font-size="10.5pt" officeooo:rsid="00219d89"/>
    </style:style>
    <style:style style:name="T3" style:family="text">
      <style:text-properties style:font-name="Ubuntu" fo:font-size="10.5pt" officeooo:rsid="0023266f"/>
    </style:style>
    <style:style style:name="T4" style:family="text">
      <style:text-properties officeooo:rsid="001ef8c6"/>
    </style:style>
    <style:style style:name="T5" style:family="text">
      <style:text-properties officeooo:rsid="0023266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bb3_man_start_page.png" text:anchor-type="paragraph" svg:width="21.001cm" svg:height="26.453cm" draw:z-index="0"><draw:image xlink:href="Pictures/10000201000004D80000061AF4732AAE0AF0C0E2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Ver. 1.0<text:span text:style-name="T5">4</text:span> – <text:span text:style-name="T1">0</text:span><text:span text:style-name="T3">2</text:span>/20<text:span text:style-name="T1">2</text:span><text:span text:style-name="T3">1</text:span></text:p>
            <text:p text:style-name="P2">www.envox.hr – 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3cm"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loext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loext:contextual-spacing="false" fo:text-indent="-0.762c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loext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loext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loext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loext:contextual-spacing="false" fo:text-indent="-0.762c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loext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loext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loext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loext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loext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loext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.499cm" fo:margin-right="0cm" fo:margin-top="0cm" fo:margin-bottom="0cm" loext:contextual-spacing="false" fo:text-indent="0cm" style:auto-text-indent="false"/>
    </style:style>
    <style:style style:name="equation" style:family="paragraph" style:parent-style-name="Standard">
      <style:paragraph-properties fo:margin-left="1cm" fo:margin-right="0cm" fo:margin-top="0.199cm" fo:margin-bottom="0.199cm" loext:contextual-spacing="false" fo:text-indent="0c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fo:margin-left="0cm" fo:margin-right="0cm" fo:margin-top="0cm" fo:margin-bottom="0.3cm" loext:contextual-spacing="false" fo:text-indent="0c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Benutzerhandbuch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Benutzerhandbuch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6.4.7.2$Linux_X86_64 LibreOffice_project/639b8ac485750d5696d7590a72ef1b496725cfb5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1" meta:object-count="0" meta:page-count="1" meta:paragraph-count="7" meta:word-count="20" meta:character-count="130" meta:non-whitespace-character-count="115"/>
    <meta:user-defined meta:name="WebPublish_HTML_Profile">EEZ (HTML)</meta:user-defined>
  </office:meta>
</office:document-meta>
</file>